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paragraph-rsid="00055ed8"/>
    </style:style>
    <style:style style:name="P2" style:family="paragraph" style:parent-style-name="Standard">
      <style:text-properties fo:language="ru" fo:country="RU" officeooo:rsid="00055ed8" officeooo:paragraph-rsid="00055ed8"/>
    </style:style>
    <style:style style:name="T1" style:family="text">
      <style:text-properties officeooo:rsid="00055e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Какие у вас ожидания от курса? Есть ли конкретные вопросы по теме Базы данных?</text:p>
      <text:p text:style-name="P1"/>
      <text:p text:style-name="P1"><text:span text:style-name="T1">Хочется понять основы баз данных, научиться создавать их и работать с ними.</text:span></text:p>
      <text:p text:style-name="P1"/>
      <text:p text:style-name="P1">2) В какой сфере работаете сейчас?</text:p>
      <text:p text:style-name="P2">Долгое время работал в автомобильном бизнесе в продажах. Занимался аналитикой и консалтингом. Сейчас не работаю.</text:p>
      <text:p text:style-name="P1"/>
      <text:p text:style-name="P1">3) Если в IT, то какой у вас опыт (инструменты, технологии, языки программирования)?</text:p>
      <text:p text:style-name="P1">Опыта в IT мало, умею работать с Qlik Sense на уровне пользователя, MS PP, Excel, Axapta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9T14:11:31.049528255</meta:creation-date>
    <dc:date>2021-08-29T14:19:57.346045698</dc:date>
    <meta:editing-duration>PT8M3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6" meta:word-count="77" meta:character-count="475" meta:non-whitespace-character-count="404"/>
  </office:meta>
</office:document-meta>
</file>